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3.5pt" svg:height="255.09pt" svg:x="4.39pt" svg:y="93.94pt">
            <loext:p draw:notify-on-update-of-ranges="Sheet1.A2:Sheet1.AZ2 Sheet1.A3:Sheet1.AZ3 Sheet1.A4:Sheet1.AZ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office:value-type="date" office:date-value="2021-04-22" calcext:value-type="date">
            <text:p>22/04/21</text:p>
          </table:table-cell>
          <table:table-cell table:style-name="ce1" office:value-type="date" office:date-value="2021-04-23" calcext:value-type="date">
            <text:p>23/04/21</text:p>
          </table:table-cell>
          <table:table-cell table:style-name="ce1" office:value-type="date" office:date-value="2021-04-24" calcext:value-type="date">
            <text:p>24/04/21</text:p>
          </table:table-cell>
          <table:table-cell table:style-name="ce1" office:value-type="date" office:date-value="2021-04-25" calcext:value-type="date">
            <text:p>25/04/21</text:p>
          </table:table-cell>
          <table:table-cell table:style-name="ce1" office:value-type="date" office:date-value="2021-04-26" calcext:value-type="date">
            <text:p>26/04/21</text:p>
          </table:table-cell>
          <table:table-cell table:style-name="ce1" office:value-type="date" office:date-value="2021-04-27" calcext:value-type="date">
            <text:p>27/04/21</text:p>
          </table:table-cell>
          <table:table-cell table:style-name="ce1" table:number-columns-repeated="99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table:number-columns-repeated="99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7">00/00/0000</text:date>, <text:time style:data-style-name="N2" text:time-value="18:33:38.889166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4-27T18:03:16.103941304</dc:date>
    <meta:editing-duration>P17DT9H28M13S</meta:editing-duration>
    <meta:editing-cycles>45</meta:editing-cycles>
    <meta:generator>LibreOffice/5.1.6.2$Linux_X86_64 LibreOffice_project/10m0$Build-2</meta:generator>
    <meta:document-statistic meta:table-count="1" meta:cell-count="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19cm" svg:height="9cm" xlink:href=".." xlink:type="simple" chart:class="chart:line" chart:style-name="ch1">
        <chart:legend chart:legend-position="end" svg:x="21.279cm" svg:y="3.703cm" style:legend-expansion="high" chart:style-name="ch2"/>
        <chart:plot-area chart:style-name="ch3" table:cell-range-address="Sheet1.A2:Sheet1.AZ4" chart:data-source-has-labels="row" svg:x="0.496cm" svg:y="0.18cm" svg:width="20.287cm" svg:height="8.64cm">
          <chartooo:coordinate-region svg:x="1.24cm" svg:y="0.379cm" svg:width="19.008cm" svg:height="7.794cm"/>
          <chart:axis chart:dimension="x" chart:name="primary-x" chart:style-name="ch4" chartooo:axis-type="auto">
            <chartooo:date-scale/>
            <chart:categories table:cell-range-address="Sheet1.A2:Sheet1.A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AZ3" chart:class="chart:line">
            <chart:regression-curve chart:style-name="ch8">
              <chart:equation chart:display-equation="true" chart:display-r-square="false"/>
            </chart:regression-curve>
            <chart:data-point chart:repeated="52"/>
          </chart:series>
          <chart:series chart:style-name="ch9" chart:values-cell-range-address="Sheet1.A4:Sheet1.AZ4" chart:class="chart:line">
            <chart:data-point chart:repeated="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2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A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float" office:value="44308">
                <text:p>44308</text:p>
              </table:table-cell>
              <table:table-cell office:value-type="float" office:value="44309">
                <text:p>44309</text:p>
              </table:table-cell>
              <table:table-cell office:value-type="float" office:value="44310">
                <text:p>44310</text:p>
              </table:table-cell>
              <table:table-cell office:value-type="float" office:value="44311">
                <text:p>44311</text:p>
              </table:table-cell>
              <table:table-cell office:value-type="float" office:value="44312">
                <text:p>44312</text:p>
              </table:table-cell>
              <table:table-cell office:value-type="float" office:value="44313">
                <text:p>44313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A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4:Sheet1.AZ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